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Buffer.getCurrentBlock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initialize( int blockSize , int record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Buffer.writeRecord( byte [ ] rec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rBuffer.skipRecor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Buffer.TarBuffer( OutputStream outStream , int blockSize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Buffer.TarBuffer( InputStream i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rBuffer.get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TarBuffer( OutputStream outStream ,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TarBuffer( OutputStream o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isEOFRecord( byte [ ]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rBuffer.getCurrentRecord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writeB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Buffer.writeRecord( byte [ ] buf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rBuffer.readRecor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rBuffer.get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TarBuffer( InputStream inStream , int blockSize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Buffer.readBloc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arBuffer.TarBuffer( InputStream inStream ,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flushB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